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BQ2954 by Texas Instruments Lithium Ion Charge Management IC 16DIP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inear Voltage Regulator IC Positive Fixed 1 Output 500mA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1S1P Li-Poly Battery 500mAH 3.7V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eramic Capacitor 0.1uF 25V</text:p>
          </table:table-cell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2"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eramic Capacitor 1uF 25V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style-name="ce2"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style-name="ce2"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33µF ±10% 25V Ceramic Capacitor X8R Radial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eramic Capacitor 0.33µF ±10% 25V Radial X8R 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eramic Capacitor 10000pF ±10% 50V Radial X7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eramic Capacitor 1000pF ±10% 50V Radial X7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70pF ±10% 50V Ceramic Capacitor X7R Radial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Aluminum Electrolytic Capacitor 47µF 25V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Tantalum Capacitor 10µF 20V Radial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istor, Fixed 1 kOhms ±1% 0.6W Axial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table:style-name="ce2"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table:style-name="ce2"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istor, Fixed 10 kOhms ±5% 0.25W Axia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table:style-name="ce2"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table:style-name="ce2"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table:style-name="ce2"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table:style-name="ce2"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esistor, Fixed 62 kOhms ±5% 2W Axia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sistor, Fixed 4.7 kOhms ±1% 0.6W Axial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esistor, Fixed, Metal Film 220 Ohms ±5% 2W Axial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istor, Fixed 250 mOhms ±1% 0.5W Axial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esistor, Fixed 100 kOhms ±1% 0.5W Axial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esistor, Fixed 95.3 kOhms ±1% 0.5W Axial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, Fixed 10µH 500mA 650mOhm Max Axial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nductor, Fixed47µH 340mA 1.3Ohm Max Axial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, Indicator, Single 2V 20mA 5.00mm, Round, Domed, Red</text:p>
          </table:table-cell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LED, Indicator, Single 3.2V 20mA 5.00mm, Round, Domed, Green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iode Standard 100V 200mA Through Hole DO-35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iode Schottky 30V 1A DO-41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style-name="ce2" office:value-type="string" calcext:value-type="string">
            <text:p>“</text:p>
          </table:table-cell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Bipolar (BJT) Transistor PNP 40V 200mA 250MHz <text:s/>TO-92</text:p>
          </table:table-cell>
        </table:table-row>
        <table:table-row table:style-name="ro1"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Bipolar (BJT) Transistor NPN 40V 200mA 300MHz 625mW TO-92-3</text:p>
          </table:table-cell>
        </table:table-row>
        <table:table-row table:style-name="ro1">
          <table:table-cell table:style-name="ce1" office:value-type="string" calcext:value-type="string">
            <text:p>Q4</text:p>
          </table:table-cell>
          <table:table-cell table:style-name="ce2" office:value-type="string" calcext:value-type="string">
            <text:p>“</text:p>
          </table:table-cell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Bipolar (BJT) Transistor NPN 60V 1A 150MHz 1W E-Line-3</text:p>
          </table:table-cell>
        </table:table-row>
        <table:table-row table:style-name="ro1">
          <table:table-cell table:style-name="ce1" office:value-type="string" calcext:value-type="string">
            <text:p>Q5</text:p>
          </table:table-cell>
          <table:table-cell table:style-name="ce1" office:value-type="string" calcext:value-type="string">
            <text:p>Bipolar (BJT) Transistor PNP 25V 3A 100MHz 1W E-Line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09:36:01.682496769</meta:creation-date>
    <meta:generator>LibreOffice/6.2.4.2.0$Linux_x86 LibreOffice_project/20$Build-2</meta:generator>
    <dc:date>2019-07-05T10:08:42.787550937</dc:date>
    <meta:editing-duration>PT32M40S</meta:editing-duration>
    <meta:editing-cycles>5</meta:editing-cycles>
    <meta:document-statistic meta:table-count="1" meta:cell-count="86" meta:object-count="0"/>
  </office:meta>
</office:document-meta>
</file>